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0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pt" fo:font-style="normal" fo:font-weight="normal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 style:writing-mode="lr-tb"/>
      <style:text-properties fo:font-variant="normal" fo:text-transform="none" fo:font-style="normal" fo:font-weight="normal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 style:writing-mode="lr-tb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T1" style:family="text">
      <style:text-properties style:font-name="Times New Roman" fo:font-size="10.5pt"/>
    </style:style>
    <style:style style:name="T2" style:family="text">
      <style:text-properties style:font-name="Times New Roman" fo:font-size="10pt"/>
    </style:style>
    <style:style style:name="T3" style:family="text">
      <style:text-properties fo:font-size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1pt"/>
    </style:style>
    <style:style style:name="T6" style:family="text">
      <style:text-properties style:font-name="Times New Roman2"/>
    </style:style>
    <style:style style:name="T7" style:family="text">
      <style:text-properties style:font-name="Times New Roman2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stos etc.</text:p>
      <text:p text:style-name="P3">Requereu o apenado a retificação da GEP para fazer constar os percentuais adequados a crime de natureza comum nos cálculos, alegando que os crimes cometidos pelo apenado não são de natureza hedionda (evento 11).</text:p>
      <text:p text:style-name="P3">Instado a se manifestar, o Ministério Público opinou pelo deferimento do pedido somente em relação ao crime do artigo 16 da lei 10.826/2003 (evento 14). </text:p>
      <text:p text:style-name="P3">Acrescento ao relatório que o apenado foi condenado pelos crimes previstos no art. 2º,§2º da Lei 12.850/2013 e art. 16 da Lei 10.826/03, e que a GEP está utilizando a fração de 40% para a progressão de regime e 2/3 para o livramento condicional em ambos os crimes. </text:p>
      <text:p text:style-name="P4">Relatados. </text:p>
      <text:p text:style-name="P4">O pedido é improcedente.</text:p>
      <text:p text:style-name="P4">Isso porque, em análise da sentença condenatória, é possível observar que, diferente do alegado pela Defesa, o apenado foi condenado por integrar organização criminosa direcionada a prática de transporte de armas e drogas vendidas pela organização criminosa. </text:p>
      <text:p text:style-name="P4">Assim sendo, enquadra-se o crime no parágrafo único, inciso V, do artigo 1º da lei 8072/1990, que dispõe sobre os crimes hediondos.</text:p>
      <text:p text:style-name="P4">Quanto ao delito do artigo 16 da lei 10.826/2003, também não é o caso de se afastar a hediondez já que os réus foram presos em flagrante com uma arma de fogo, do tipo Fuzil 7.62, marca Fal, <text:span text:style-name="T4">com número de série raspado</text:span>, dois carregadores e dezessete munições calibre 7.62. </text:p>
      <text:p text:style-name="P3">Assim, em razão da ausência de numeração, equipara-se a arma apreendida às armas e munições de uso proibido para todos os fins, inclusive na qualificação de hediondez, sendo esta intenção do legislador ao incluir a conduta no artigo 16, considerando maior gravidade e reprovação social.</text:p>
      <text:p text:style-name="P4">Ademais, na alteração legislativa do pacote anticrime, o legislador limitou-se a prever que o delito descrito no artigo 16 da lei 10.826/2003 é considerando hediondo, sem fazer exceção a nenhum parágrafo ou inciso.</text:p>
      <text:p text:style-name="P4">Isso posto, indefiro o pedido da Defesa e mantenho inalterada a GEP.</text:p>
      <text:p text:style-name="P3">PRI. Ciência ao MP.</text:p>
      <text:p text:style-name="P6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0:55:29.057000000</meta:creation-date>
    <dc:date>2022-08-23T11:08:43.709000000</dc:date>
    <meta:editing-duration>PT3M4S</meta:editing-duration>
    <meta:editing-cycles>1</meta:editing-cycles>
    <meta:document-statistic meta:table-count="0" meta:image-count="0" meta:object-count="0" meta:page-count="1" meta:paragraph-count="14" meta:word-count="317" meta:character-count="1925" meta:non-whitespace-character-count="1615"/>
    <meta:generator>LibreOffice/5.3.1.2$Windows_X86_64 LibreOffice_project/e80a0e0fd1875e1696614d24c32df0f95f03deb2</meta:generator>
  </office:meta>
</office:document-meta>
</file>